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ab7dd" officeooo:paragraph-rsid="0001908a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75b78" officeooo:paragraph-rsid="0001908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85ea3" officeooo:paragraph-rsid="0001908a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8d255" officeooo:paragraph-rsid="0001908a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a0ef7" officeooo:paragraph-rsid="0001908a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0a0ef7" officeooo:paragraph-rsid="0001908a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08d255" officeooo:paragraph-rsid="0001908a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Heading_20_2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75b78" officeooo:paragraph-rsid="0001908a" style:font-size-asian="12pt" style:font-weight-asian="normal" style:font-size-complex="12pt" style:font-weight-complex="normal"/>
    </style:style>
    <style:style style:name="T1" style:family="text">
      <style:text-properties officeooo:rsid="036b15d8"/>
    </style:style>
    <style:style style:name="T2" style:family="text">
      <style:text-properties officeooo:rsid="01085ea3"/>
    </style:style>
    <style:style style:name="T3" style:family="text">
      <style:text-properties officeooo:rsid="01f81078"/>
    </style:style>
    <style:style style:name="T4" style:family="text">
      <style:text-properties officeooo:rsid="02c443f4"/>
    </style:style>
    <style:style style:name="T5" style:family="text">
      <style:text-properties officeooo:rsid="02c5eb16"/>
    </style:style>
    <style:style style:name="T6" style:family="text">
      <style:text-properties officeooo:rsid="010a0ef7"/>
    </style:style>
    <style:style style:name="T7" style:family="text">
      <style:text-properties officeooo:rsid="036c7c33"/>
    </style:style>
    <style:style style:name="T8" style:family="text">
      <style:text-properties officeooo:rsid="0151e4d0"/>
    </style:style>
    <style:style style:name="T9" style:family="text">
      <style:text-properties officeooo:rsid="01f9b8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/>
      <text:p text:style-name="P2"/>
      <text:p text:style-name="P2">При взлёте я всё думал и переживал, чтобы без меня не привезли асфальт.</text:p>
      <text:p text:style-name="P2">На том профсоюзном собрании главный инженер объявил, что строители не успели завершить работы — у них пошли «диезные дела». <text:s/></text:p>
      <text:p text:style-name="P2">Для незнакомых с нотной <text:span text:style-name="T1">грамотой</text:span> он приложил <text:span text:style-name="T2">два пальца правой руки к двум на левой, крест-накрест, изобразив решётку.</text:span></text:p>
      <text:p text:style-name="P3">Поэтому заканчивать придётся тем, кто будет жить.</text:p>
      <text:p text:style-name="P3">Речь шла о здании позади общежития, тоже бывшей ферме, которое тоже переделывалось в общежитие, но уже не из <text:span text:style-name="T1">одиночных</text:span> комнат, а из квартир по две в одной.</text:p>
      <text:p text:style-name="P3">На переезд в незавершёнку записалась семья Аксяновых и я, а бессарабцы не захотели.</text:p>
      <text:p text:style-name="P3">Комнаты в будущем общежитии оказались просторными и высокими. </text:p>
      <text:p text:style-name="P3">Я выбрал те, что смотрели на лиман. </text:p>
      <text:p text:style-name="P3">Правда, в них надо ещё <text:s/>оштукатурить стены из цементных плит и вставить оконные стёкла; и дверей пока <text:span text:style-name="T3">что </text:span>тоже не было, как и пола.</text:p>
      <text:p text:style-name="P3">Для пола один раз привезли кучу чёрного горячего асфальта. Аксянов с помощником на тачке завозил асфальт к себе в квартиру, а я двумя вёдрами в свою. </text:p>
      <text:p text:style-name="P3">Они успели покрыть пол в одной из комнат, а я только в половине, зато качественнее.</text:p>
      <text:p text:style-name="P3">Вот почему, пока самолёт набирал высоту, я не хотел, чтоб без меня привозили асфальт.</text:p>
      <text:p text:style-name="P3">Потом я начал смотреть в иллюминатор. </text:p>
      <text:p text:style-name="P3">В безоблачном небе луны не было, но <text:span text:style-name="T3">зато </text:span>светили звёзды — множество далёких звёзд. <text:span text:style-name="T4">В</text:span>низу тоже светили<text:span text:style-name="T4">сь</text:span> огоньки городов и посёлков, такие же маленькие, как звёзды <text:span text:style-name="T5">в небе</text:span>. </text:p>
      <text:p text:style-name="P3">Я подумал: не заблуди<text:span text:style-name="T4">л</text:span>ся бы лётчик среди всех этих звёзд. </text:p>
      <text:p text:style-name="P4"><text:span text:style-name="T4">Потом далеко </text:span><text:s/>внизу под крылом <text:span text:style-name="T4">самолёта </text:span>я <text:span text:style-name="T5">различил</text:span> <text:span text:style-name="T4">огоньки фонарей повторявших расположение звёзд </text:span>одно<text:span text:style-name="T4">го</text:span> из двух известных мне созвездий — <text:span text:style-name="T4">точь-в-точь: </text:span>Мал<text:span text:style-name="T4">ая</text:span> Медведиц<text:span text:style-name="T4">а</text:span> — и успокоился: с <text:span text:style-name="T4">ориентиром из </text:span>путеводной Полярной звезд<text:span text:style-name="T4">ы</text:span> невозможно <text:span text:style-name="T4">же </text:span>сбиться с <text:span text:style-name="T5">курса</text:span>.</text:p>
      <text:p text:style-name="P3"/>
      <text:p text:style-name="P4">В шесть утра я сошёл с поезда Киев-Москва на нежинском вокзале и первым автобусом приехал на Красных партизан.</text:p>
      <text:p text:style-name="P4">Дверь открыл Иван Алексеевич и начал удивляться, что я так исхудал.</text:p>
      <text:p text:style-name="P4">Я отнёс синюю пластмассовую сетку с абрикосами на кухню, а сам с красными розами пошёл в спальню мимо дивана в гостиной, на котором начинала уже шевелиться тёща.</text:p>
      <text:p text:style-name="P4">Вы ещё спали.</text:p>
      <text:p text:style-name="P4">Я положил розы на стол перед трюмо и заглянул за тюлевую занавеску окна — на подоконнике платочка с якорем не было. </text:p>
      <text:p text:style-name="P4">Ладно, потом спрошу.</text:p>
      <text:p text:style-name="P4">Я разделся, лёг и обнял Иру в длинной белой ночнушке.</text:p>
      <text:p text:style-name="P4">- Ой! Это ты?</text:p>
      <text:p text:style-name="P4">- Да.</text:p>
      <text:p text:style-name="P4">- Ой! Ты что такой тощий?!</text:p>
      <text:p text:style-name="P4">- Тише, ребёнка разбудишь.</text:p>
      <text:p text:style-name="P4"/>
      <text:p text:style-name="P4"><text:soft-page-break/>Потом Ира рассказала, что её сест<text:span text:style-name="T1">р</text:span>а Вита тоже ездила в Одессу к родственникам. </text:p>
      <text:p text:style-name="P4">Она хотела проведать меня на шахте, доехала до Новой Дофиновки, но жительница посёлка, Наталья Курило, отсоветовала продолжать путь — слишком дорога негодная.</text:p>
      <text:p text:style-name="P4">- Да, она у нас в конторе сидит.</text:p>
      <text:p text:style-name="P4">- Она жаловалась, что ты вообще никого слушать не хочешь, только мастера.</text:p>
      <text:p text:style-name="P4">- Ей откуда знать, она наверху сидит.</text:p>
      <text:p text:style-name="P4">- Значит, знает. А как там?</text:p>
      <text:p text:style-name="P4">- Там — класс... Море такое — вообще... Корабли над полем...</text:p>
      <text:p text:style-name="P4">- Совсем как кощей стал... Ты там был с кем-нибудь?</text:p>
      <text:p text:style-name="P4">- Ты что?!</text:p>
      <text:p text:style-name="P4">- Тихо, ребёнка разбудишь! Ну... ты так делал... раньше никогда так не делал...</text:p>
      <text:p text:style-name="P4">- А-а... У камнерезной машины перенял. Её диски так движутся.</text:p>
      <text:p text:style-name="P4">- Какая у тебя там должность?</text:p>
      <text:p text:style-name="P4">- Длинная — помощник машиниста камнерезной машины. Но сам себя я покороче называю — фалличный ассоциатор.</text:p>
      <text:p text:style-name="P4">- Это что?</text:p>
      <text:p text:style-name="P4">- Из древне-греческого. Долго рассказывать.</text:p>
      <text:p text:style-name="P4">- <text:span text:style-name="T6">А жилищные условия там как?</text:span></text:p>
      <text:p text:style-name="P4">- <text:span text:style-name="T6">Две комнаты будут. Большие. Толик со второй машины говорил, они <text:s/>хорошо расположены. Зимой ветер задувать не будет. Он с другой стороны. А под окнами — лиман.</text:span></text:p>
      <text:p text:style-name="P4">- <text:span text:style-name="T6">Ну, ты худющий!</text:span></text:p>
      <text:p text:style-name="P4">- <text:span text:style-name="T6">Тише, ребёнка разбудишь.</text:span></text:p>
      <text:p text:style-name="P4"/>
      <text:p text:style-name="P5">Но ты всё равно проснулась.</text:p>
      <text:p text:style-name="P5"/>
      <text:p text:style-name="P5">- Слушай, а платочек где, что я на подоконнике оставил?</text:p>
      <text:p text:style-name="P5">- Какой платочек? Я не видела.</text:p>
      <text:p text:style-name="P5">Вобщем-<text:span text:style-name="T7">то</text:span>, всё верно. Чтобы увидеть надо знать что ищешь. Вон и я в первую минуту море не признал...</text:p>
      <text:p text:style-name="P5"/>
      <text:p text:style-name="P6"><text:span text:style-name="T8">(...т</text:span>ак кораблик <text:span text:style-name="T7">и </text:span>не нашёл своё пристанище, а потом и вовсе пропал.</text:p>
      <text:p text:style-name="P6">Может где-то до сих пор бороздит просторы вселенной...<text:span text:style-name="T8">)</text:span></text:p>
      <text:p text:style-name="P7"/>
      <text:p text:style-name="P5">Конечно, не слишком-то приятно было услышать, когда Ира сказала, что в роддоме ей сказали, что её девственная плева не была прорвана и тебе пришлось сделать это с обратной стороны.</text:p>
      <text:p text:style-name="P5">Я, со своей стороны, никаких перемен не ощутил после такой неортодоксальной утраты девственности. </text:p>
      <text:p text:style-name="P5">Особого чувства вины я тоже не испытывал, потому что всегда старался как мог. К тому же, истории известен по крайней мере один случай, когда рожала дева.</text:p>
      <text:p text:style-name="P5">Что касается случая в нашем, не святом семействе, то это результат программирования через роман француза Эрве Базена, который я читал ещё в отрочестве. </text:p>
      <text:p text:style-name="P5">Там, правда, до родов <text:span text:style-name="T9">дело </text:span>не дошло, но, <text:span text:style-name="T7">всё равно,</text:span> не всё мне можно давать читать.</text:p>
      <text:p text:style-name="P5"/>
      <text:p text:style-name="P1"><text:soft-page-break/>Я съездил в Конотоп за тёплыми вещами — кожух, резиновые сапоги. Отец отдал мне свой чёрный флотский бушлат с пуговицами в два ряда. </text:p>
      <text:p text:style-name="P1">Я даже гитару взял, потому что ехал обосновываться всерьёз и надолго.</text:p>
      <text:p text:style-name="P1">В Конотопе тоже все охали, что от меня только половина осталась, но я себя великолепно <text:s/>чувствовал.</text:p>
      <text:p text:style-name="P1">Моя мать зашила вещи в белую холстину. Получился большой и плотный тюк.</text:p>
      <text:p text:style-name="P1">Но нужно было сделать ещё <text:s/>одно дело. Сделать и — унести ноги. Сделать и залечь на дно в шахте «Дофиновка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9:52:44.304765428</meta:creation-date>
    <dc:date>2017-03-02T19:52:48.578651565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62" meta:word-count="802" meta:character-count="4848" meta:non-whitespace-character-count="4077"/>
    <meta:generator>LibreOffice/4.3.3.2$Linux_x86 LibreOffice_project/430m0$Build-2</meta:generator>
  </office:meta>
</office:document-meta>
</file>